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1" style:family="table-row">
      <style:table-row-properties style:min-row-height="0.9cm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text-properties fo:font-size="16pt" officeooo:rsid="0005e40c" officeooo:paragraph-rsid="0005e40c" style:font-name-asian="宋体1" style:font-size-asian="16pt" style:language-asian="zh" style:country-asian="CN" style:font-weight-asian="bold" style:font-size-complex="16pt"/>
    </style:style>
    <style:style style:name="P4" style:family="paragraph" style:parent-style-name="Text_20_body">
      <style:text-properties style:font-name="Tahoma" fo:font-size="16pt" fo:font-weight="bold" style:font-size-asian="16pt" style:font-size-complex="16pt"/>
    </style:style>
    <style:style style:name="P5" style:family="paragraph" style:parent-style-name="Heading_20_2">
      <style:text-properties fo:font-size="16pt" style:font-size-asian="16pt" style:font-size-complex="16pt"/>
    </style:style>
    <style:style style:name="P6" style:family="paragraph" style:parent-style-name="Table_20_Contents">
      <style:text-properties fo:font-size="16pt" officeooo:rsid="0006db71" officeooo:paragraph-rsid="0006db71" style:font-size-asian="16pt" style:font-size-complex="16pt"/>
    </style:style>
    <style:style style:name="P7" style:family="paragraph" style:parent-style-name="Table_20_Contents">
      <style:text-properties fo:font-size="16pt" officeooo:rsid="000aeb7c" officeooo:paragraph-rsid="000aeb7c" style:font-size-asian="16pt" style:font-size-complex="16pt"/>
    </style:style>
    <style:style style:name="P8" style:family="paragraph" style:parent-style-name="Table_20_Contents">
      <style:text-properties fo:font-size="16pt" officeooo:rsid="0006db71" officeooo:paragraph-rsid="0006db71" style:font-size-asian="16pt" style:language-asian="zh" style:country-asian="CN" style:font-size-complex="16pt"/>
    </style:style>
    <style:style style:name="P9" style:family="paragraph" style:parent-style-name="Table_20_Contents">
      <style:text-properties fo:font-size="16pt" officeooo:rsid="0008b7c4" officeooo:paragraph-rsid="0008b7c4" style:font-size-asian="16pt" style:language-asian="zh" style:country-asian="CN" style:font-size-complex="16pt"/>
    </style:style>
    <style:style style:name="T1" style:family="text">
      <style:text-properties style:font-name-asian="宋体1" style:font-weight-asian="bold"/>
    </style:style>
    <style:style style:name="T2" style:family="text">
      <style:text-properties fo:font-weight="bold"/>
    </style:style>
    <style:style style:name="T3" style:family="text">
      <style:text-properties style:font-weight-asian="bold"/>
    </style:style>
    <style:style style:name="T4" style:family="text">
      <style:text-properties style:font-name-asian="微软雅黑" style:font-weight-asian="bold"/>
    </style:style>
    <style:style style:name="T5" style:family="text">
      <style:text-properties officeooo:rsid="000acee8" style:font-name-asian="微软雅黑" style:language-asian="zh" style:country-asian="CN" style:font-weight-asian="bold"/>
    </style:style>
    <style:style style:name="T6" style:family="text">
      <style:text-properties style:font-name="Tahoma"/>
    </style:style>
    <style:style style:name="T7" style:family="text">
      <style:text-properties style:font-name="Tahoma" fo:font-weight="bold"/>
    </style:style>
    <style:style style:name="T8" style:family="text">
      <style:text-properties style:font-name="Tahoma" fo:font-style="italic" fo:font-weight="bold"/>
    </style:style>
    <style:style style:name="T9" style:family="text">
      <style:text-properties fo:color="#ff0000" style:font-name-asian="微软雅黑" style:font-weight-asian="bold"/>
    </style:style>
    <style:style style:name="T10" style:family="text">
      <style:text-properties fo:color="#ff0000" style:font-name="Tahoma" fo:font-weight="bold"/>
    </style:style>
    <style:style style:name="T11" style:family="text">
      <style:text-properties style:font-name-asian="Tahoma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2">2 </text:span><text:span text:style-name="T1">层次选择器</text:span></text:h>
      <text:p text:style-name="P3">第一种:</text:p>
      <text:p text:style-name="P2"><text:span text:style-name="T4">用法</text:span><text:span text:style-name="T7">: </text:span><text:span text:style-name="T8">$(”form input”) ; <text:s/></text:span><text:span text:style-name="T4">返回值</text:span><text:span text:style-name="T3"> <text:s/></text:span><text:span text:style-name="T4">集合元素，空格代表下级</text:span></text:p>
      <text:p text:style-name="P2"><text:span text:style-name="T4">说明</text:span><text:span text:style-name="T7">: </text:span><text:span text:style-name="T4">在给定的祖先元素下匹配所有</text:span><text:span text:style-name="T9">后代元素</text:span><text:span text:style-name="T7">.</text:span><text:span text:style-name="T4">这个要下面讲的</text:span><text:span text:style-name="T3">”</text:span><text:span text:style-name="T7">parent &gt; child”</text:span><text:span text:style-name="T4">区分开</text:span><text:span text:style-name="T6">.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6">//类选择器获取元素</text:p>
            <text:p text:style-name="P6"><text:tab/>var divs=$("form input");</text:p>
          </table:table-cell>
        </table:table-row>
      </table:table>
      <text:p text:style-name="P2"><text:span text:style-name="T7">parent &gt; child<text:line-break/></text:span><text:span text:style-name="T4">用法</text:span><text:span text:style-name="T7">: </text:span><text:span text:style-name="T8">$(”form &gt; input”) ; </text:span><text:span text:style-name="T4">返回值</text:span><text:span text:style-name="T3"> <text:s/></text:span><text:span text:style-name="T4">集合元素 </text:span></text:p>
      <text:p text:style-name="P2"><text:span text:style-name="T9">说明</text:span><text:span text:style-name="T10">: </text:span><text:span text:style-name="T9">在给定的父元素下匹配所有子元素</text:span><text:span text:style-name="T10">.</text:span><text:span text:style-name="T9">注意</text:span><text:span text:style-name="T10">:</text:span><text:span text:style-name="T9">要区分好后代元素与子元素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8">拿到儿子节点</text:p>
            <text:p text:style-name="P6"><text:tab/>var divs=$("form&gt;input");</text:p>
            <text:p text:style-name="P6"/>
          </table:table-cell>
        </table:table-row>
      </table:table>
      <text:p text:style-name="P4">prev + next</text:p>
      <text:p text:style-name="P2"><text:span text:style-name="T4"><text:s text:c="3"/>用法</text:span><text:span text:style-name="T7">: </text:span><text:span text:style-name="T8">$(”label + input”) ;</text:span><text:span text:style-name="T4">返回值</text:span><text:span text:style-name="T3"> </text:span><text:span text:style-name="T4">集合元素</text:span></text:p>
      <text:p text:style-name="P2"><text:span text:style-name="T11"><text:s text:c="5"/>说明</text:span><text:span text:style-name="T7">: </text:span><text:span text:style-name="T4">匹配所有紧接在</text:span><text:span text:style-name="T3"> </text:span><text:span text:style-name="T7">prev </text:span><text:span text:style-name="T4">元素后的</text:span><text:span text:style-name="T3"> </text:span><text:span text:style-name="T7">next </text:span><text:span text:style-name="T4">一个元素，必须是</text:span><text:span text:style-name="T2">pre</text:span><text:span text:style-name="T4">后面</text:span><text:span text:style-name="T9">紧挨</text:span><text:span text:style-name="T4">着的元素才能拿到。</text:span></text:p>
      <table:table table:name="表格3" table:style-name="表格3">
        <table:table-column table:style-name="表格3.A"/>
        <table:table-row table:style-name="表格3.1">
          <table:table-cell table:style-name="表格3.A1" office:value-type="string">
            <text:p text:style-name="P9">var divs=$("input+select");</text:p>
          </table:table-cell>
        </table:table-row>
      </table:table>
      <text:p text:style-name="P2"/>
      <text:p text:style-name="P4">prev ~ siblings</text:p>
      <text:p text:style-name="P2"><text:span text:style-name="T4"><text:s text:c="4"/>用法</text:span><text:span text:style-name="T7">: </text:span><text:span text:style-name="T8">$(”form ~ input”) ; <text:s/></text:span><text:span text:style-name="T4">返回值</text:span><text:span text:style-name="T3"> <text:s/></text:span><text:span text:style-name="T4">集合元素</text:span></text:p>
      <text:p text:style-name="P2"><text:span text:style-name="T11"><text:s text:c="5"/>说明</text:span><text:span text:style-name="T7">: </text:span><text:span text:style-name="T4">匹配</text:span><text:span text:style-name="T3"> </text:span><text:span text:style-name="T7">prev </text:span><text:span text:style-name="T4">元素</text:span><text:span text:style-name="T9">之后</text:span><text:span text:style-name="T4">的所有</text:span><text:span text:style-name="T3"> </text:span><text:span text:style-name="T7">siblings </text:span><text:span text:style-name="T4">元素</text:span><text:span text:style-name="T7">.</text:span><text:span text:style-name="T4">注意</text:span><text:span text:style-name="T7">:</text:span><text:span text:style-name="T4">是匹配之后的元素</text:span><text:span text:style-name="T7">,</text:span><text:span text:style-name="T4">不包含该元素</text:span><text:span text:style-name="T5">(自己)</text:span><text:span text:style-name="T4">在内</text:span><text:span text:style-name="T7">,</text:span><text:span text:style-name="T4">并且</text:span><text:span text:style-name="T7">siblings</text:span><text:span text:style-name="T4">匹配的是和</text:span><text:span text:style-name="T7">prev</text:span><text:span text:style-name="T4">同辈的元素</text:span><text:span text:style-name="T7">,</text:span><text:span text:style-name="T4">其后辈元素不被匹配</text:span><text:span text:style-name="T7">.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7">var divs=$("textarea~input")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</meta:editing-duration>
    <meta:editing-cycles>11</meta:editing-cycles>
    <meta:generator>LibreOffice/5.3.0.3$Windows_X86_64 LibreOffice_project/7074905676c47b82bbcfbea1aeefc84afe1c50e1</meta:generator>
    <dc:date>2018-04-01T08:14:04.058000000</dc:date>
    <meta:document-statistic meta:table-count="4" meta:image-count="0" meta:object-count="0" meta:page-count="1" meta:paragraph-count="18" meta:word-count="279" meta:character-count="559" meta:non-whitespace-character-count="485"/>
    <meta:user-defined meta:name="Info 1"/>
    <meta:user-defined meta:name="Info 2"/>
    <meta:user-defined meta:name="Info 3"/>
    <meta:user-defined meta:name="Info 4"/>
  </office:meta>
</office:document-meta>
</file>